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5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fo:background-color="#dddddd" fo:border="0.74pt solid #000000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40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/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5" office:value-type="string" calcext:value-type="string">
            <text:p>시작</text:p>
          </table:table-cell>
          <table:table-cell table:style-name="ce15" office:value-type="string" calcext:value-type="string">
            <text:p>끝</text:p>
          </table:table-cell>
          <table:table-cell table:style-name="ce15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</text:p>
          </table:table-cell>
          <table:table-cell table:style-name="ce29"/>
          <table:table-cell table:style-name="ce39" table:formula="of:=COUNTIF( book_list; [.D4] )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29"/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29"/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</text:p>
          </table:table-cell>
          <table:table-cell table:style-name="ce29"/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29"/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29"/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29"/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29"/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29"/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29"/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29"/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29"/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29"/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29"/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29"/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29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29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29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29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29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29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29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29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29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29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29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29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29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29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29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29"/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29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29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29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8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29" office:value-type="string" calcext:value-type="string">
            <text:p>Advanced Game Design: A Systems Approach</text:p>
          </table:table-cell>
          <table:table-cell table:style-name="ce39" table:formula="of:=COUNTIF( book_list; [.D39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5" office:value-type="string" calcext:value-type="string">
            <text:p>dummy</text:p>
          </table:table-cell>
          <table:table-cell table:style-name="ce39" table:formula="of:=COUNTIF( book_list; [.D40] )" office:value-type="float" office:value="1" calcext:value-type="float">
            <text:p>1</text:p>
          </table:table-cell>
          <table:table-cell table:number-columns-repeated="6" table:style-name="ce45" office:value-type="string" calcext:value-type="string">
            <text:p>dummy</text:p>
          </table:table-cell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0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1:38:41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8T11:39:38.281000000</dc:date>
    <meta:editing-duration>P1DT2H57M9S</meta:editing-duration>
    <meta:editing-cycles>522</meta:editing-cycles>
    <meta:document-statistic meta:table-count="1" meta:cell-count="29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		
		
		
		'
		' Year
		'
		current_year = Year( sheet.getCellByPosition( 2, current_y ).Value )
		If current_year &lt;&gt; last_year Then
		
			out_file.WriteLine( "####" &amp; " " &amp; "${\sf\color{RubineRed} {" &amp; current_year &amp; "}}$" )
			
			last_year = current_year
			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